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35cm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marker-start="" draw:marker-end="Rounded_20_large_20_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.6cm" svg:height="2cm" svg:x="6.8cm" svg:y="1.4cm">
          <text:p text:style-name="P1">State</text:p>
        </draw:rect>
        <draw:rect draw:style-name="gr1" draw:text-style-name="P1" draw:layer="layout" svg:width="8.6cm" svg:height="1.5cm" svg:x="6.8cm" svg:y="3.4cm">
          <text:p text:style-name="P2">- player</text:p>
        </draw:rect>
        <draw:rect draw:style-name="gr1" draw:text-style-name="P1" draw:layer="layout" svg:width="8.6cm" svg:height="8.5cm" svg:x="6.8cm" svg:y="4.9cm">
          <text:p text:style-name="P2">+ State(player)</text:p>
          <text:p text:style-name="P2"><text:span text:style-name="T1">+ tapPlay()</text:span></text:p>
          <text:p text:style-name="P2"><text:span text:style-name="T1">+ tapPause()</text:span></text:p>
          <text:p text:style-name="P2"><text:span text:style-name="T1">+ tapForward()</text:span></text:p>
          <text:p text:style-name="P2"><text:span text:style-name="T1">+ tapBackward()</text:span></text:p>
          <text:p text:style-name="P2"><text:span text:style-name="T1">+ tapSilent()</text:span></text:p>
          <text:p text:style-name="P2"><text:span text:style-name="T1">+ tapLoud()</text:span></text:p>
          <text:p text:style-name="P2"><text:span text:style-name="T1">+ tapIntro()</text:span></text:p>
          <text:p text:style-name="P2"><text:span text:style-name="T1">+ tapNoIntro()</text:span></text:p>
          <text:p text:style-name="P2"><text:span text:style-name="T1">+ tapOutro()</text:span></text:p>
          <text:p text:style-name="P2"><text:span text:style-name="T1">+ tapNoOutro()</text:span></text:p>
        </draw:rect>
        <draw:rect draw:style-name="gr1" draw:text-style-name="P1" draw:layer="layout" svg:width="3.8cm" svg:height="1.5cm" svg:x="2.5cm" svg:y="15.3cm">
          <text:p text:style-name="P1">ReadyState</text:p>
        </draw:rect>
        <draw:rect draw:style-name="gr1" draw:text-style-name="P1" draw:layer="layout" svg:width="3.8cm" svg:height="1.5cm" svg:x="15.4cm" svg:y="15.4cm">
          <text:p text:style-name="P1">PausedState</text:p>
        </draw:rect>
        <draw:rect draw:style-name="gr1" draw:text-style-name="P1" draw:layer="layout" svg:width="3.8cm" svg:height="1.5cm" svg:x="8.9cm" svg:y="15.3cm">
          <text:p text:style-name="P1">PlayingState</text:p>
        </draw:rect>
        <draw:rect draw:style-name="gr1" draw:text-style-name="P1" draw:layer="layout" svg:width="3.8cm" svg:height="1.5cm" svg:x="6.2cm" svg:y="22.4cm">
          <text:p text:style-name="P1">SilentState</text:p>
        </draw:rect>
        <draw:rect draw:style-name="gr2" draw:text-style-name="P1" draw:layer="layout" svg:width="3.8cm" svg:height="1.5cm" svg:x="11.5cm" svg:y="22.5cm">
          <text:p text:style-name="P1">LoudState</text:p>
        </draw:rect>
        <draw:rect draw:style-name="gr1" draw:text-style-name="P1" draw:layer="layout" svg:width="4.7cm" svg:height="1.5cm" svg:x="8.6cm" svg:y="19.5cm">
          <text:p text:style-name="P1">AffirmationState</text:p>
        </draw:rect>
        <draw:rect draw:style-name="gr1" draw:text-style-name="P1" draw:layer="layout" svg:width="3.8cm" svg:height="1.5cm" svg:x="3.6cm" svg:y="19.5cm">
          <text:p text:style-name="P1">IntroState</text:p>
        </draw:rect>
        <draw:rect draw:style-name="gr1" draw:text-style-name="P1" draw:layer="layout" svg:width="3.8cm" svg:height="1.5cm" svg:x="15cm" svg:y="19.4cm">
          <text:p text:style-name="P1">OutroState</text:p>
        </draw:rect>
        <draw:line draw:style-name="gr3" draw:text-style-name="P1" draw:layer="layout" svg:x1="4.5cm" svg:y1="15.3cm" svg:x2="10.1cm" svg:y2="13.4cm">
          <text:p/>
        </draw:line>
        <draw:line draw:style-name="gr3" draw:text-style-name="P1" draw:layer="layout" svg:x1="10.7cm" svg:y1="15.2cm" svg:x2="10.7cm" svg:y2="13.4cm">
          <text:p/>
        </draw:line>
        <draw:line draw:style-name="gr3" draw:text-style-name="P1" draw:layer="layout" svg:x1="17.4cm" svg:y1="15.4cm" svg:x2="12cm" svg:y2="13.4cm">
          <text:p/>
        </draw:line>
        <draw:line draw:style-name="gr3" draw:text-style-name="P1" draw:layer="layout" svg:x1="5.4cm" svg:y1="19.5cm" svg:x2="9.8cm" svg:y2="16.8cm">
          <text:p/>
        </draw:line>
        <draw:line draw:style-name="gr3" draw:text-style-name="P1" draw:layer="layout" svg:x1="10.8cm" svg:y1="19.4cm" svg:x2="10.8cm" svg:y2="16.8cm">
          <text:p/>
        </draw:line>
        <draw:line draw:style-name="gr3" draw:text-style-name="P1" draw:layer="layout" svg:x1="17cm" svg:y1="19.4cm" svg:x2="11.9cm" svg:y2="16.8cm">
          <text:p/>
        </draw:line>
        <draw:line draw:style-name="gr3" draw:text-style-name="P1" draw:layer="layout" svg:x1="8.1cm" svg:y1="22.4cm" svg:x2="10cm" svg:y2="21cm">
          <text:p/>
        </draw:line>
        <draw:line draw:style-name="gr3" draw:text-style-name="P1" draw:layer="layout" svg:x1="13.7cm" svg:y1="22.4cm" svg:x2="11.9cm" svg:y2="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Triangle_20_unfilled" draw:display-name="Triangle unfilled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Vormbrock</meta:initial-creator>
    <meta:creation-date>2020-12-18T10:07:36</meta:creation-date>
    <dc:date>2020-12-18T13:59:05</dc:date>
    <dc:creator>Ulrich Vormbrock</dc:creator>
    <meta:editing-duration>PT4M13S</meta:editing-duration>
    <meta:editing-cycles>1</meta:editing-cycles>
    <meta:document-statistic meta:object-count="19"/>
    <meta:generator>OpenOffice/4.1.7$Unix OpenOffice.org_project/417m1$Build-9800</meta:generator>
  </office:meta>
</office:document-meta>
</file>